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istemas" style:family="table">
      <style:table-properties style:width="16.002cm" table:align="margins" style:may-break-between-rows="false"/>
    </style:style>
    <style:style style:name="Sistemas.A" style:family="table-column">
      <style:table-column-properties style:column-width="5.334cm" style:rel-column-width="21845*"/>
    </style:style>
    <style:style style:name="Sistemas.A1" style:family="table-cell">
      <style:table-cell-properties fo:padding="0.097cm" fo:border-left="0.05pt solid #000000" fo:border-right="none" fo:border-top="0.05pt solid #000000" fo:border-bottom="0.05pt solid #000000"/>
    </style:style>
    <style:style style:name="Sistemas.C1" style:family="table-cell">
      <style:table-cell-properties fo:padding="0.097cm" fo:border="0.05pt solid #000000"/>
    </style:style>
    <style:style style:name="Sistemas.A2" style:family="table-cell">
      <style:table-cell-properties fo:padding="0.097cm" fo:border-left="0.05pt solid #000000" fo:border-right="none" fo:border-top="none" fo:border-bottom="0.05pt solid #000000"/>
    </style:style>
    <style:style style:name="Sistemas.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bde63" officeooo:paragraph-rsid="001bde63"/>
    </style:style>
    <style:style style:name="P2" style:family="paragraph" style:parent-style-name="Text_20_body">
      <style:text-properties officeooo:rsid="001bde63" officeooo:paragraph-rsid="00219c25"/>
    </style:style>
    <style:style style:name="P3" style:family="paragraph" style:parent-style-name="Text_20_body">
      <style:text-properties officeooo:rsid="001d072c" officeooo:paragraph-rsid="001d072c"/>
    </style:style>
    <style:style style:name="P4" style:family="paragraph" style:parent-style-name="Text_20_body">
      <style:paragraph-properties fo:text-align="center" style:justify-single-word="false"/>
      <style:text-properties officeooo:rsid="001d072c" officeooo:paragraph-rsid="001d072c"/>
    </style:style>
    <style:style style:name="P5" style:family="paragraph" style:parent-style-name="Text_20_body">
      <style:paragraph-properties fo:text-align="start" style:justify-single-word="false"/>
      <style:text-properties officeooo:rsid="001e066b" officeooo:paragraph-rsid="001e066b"/>
    </style:style>
    <style:style style:name="P6" style:family="paragraph" style:parent-style-name="Text_20_body">
      <style:paragraph-properties fo:text-align="start" style:justify-single-word="false"/>
      <style:text-properties officeooo:rsid="001fecb7" officeooo:paragraph-rsid="001fecb7"/>
    </style:style>
    <style:style style:name="P7" style:family="paragraph" style:parent-style-name="Text_20_body">
      <style:paragraph-properties fo:text-align="start" style:justify-single-word="false"/>
      <style:text-properties officeooo:rsid="00201d62" officeooo:paragraph-rsid="00201d62"/>
    </style:style>
    <style:style style:name="P8" style:family="paragraph" style:parent-style-name="Text_20_body">
      <style:text-properties officeooo:rsid="00219c25" officeooo:paragraph-rsid="00219c25"/>
    </style:style>
    <style:style style:name="P9" style:family="paragraph" style:parent-style-name="Text_20_body">
      <style:text-properties officeooo:rsid="0021b153" officeooo:paragraph-rsid="0021b153"/>
    </style:style>
    <style:style style:name="P10" style:family="paragraph" style:parent-style-name="Heading_20_2">
      <style:text-properties officeooo:rsid="0021b153" officeooo:paragraph-rsid="0021b153"/>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officeooo:rsid="002a5611" officeooo:paragraph-rsid="002a5611"/>
    </style:style>
    <style:style style:name="P13" style:family="paragraph" style:parent-style-name="Heading_20_1">
      <style:text-properties officeooo:rsid="001bde63" officeooo:paragraph-rsid="001bde63"/>
    </style:style>
    <style:style style:name="P14" style:family="paragraph" style:parent-style-name="Text_20_body" style:list-style-name="L1">
      <style:text-properties officeooo:rsid="001bde63" officeooo:paragraph-rsid="001bde63"/>
    </style:style>
    <style:style style:name="P15" style:family="paragraph" style:parent-style-name="Text_20_body" style:list-style-name="L2">
      <style:text-properties officeooo:rsid="00219c25" officeooo:paragraph-rsid="00219c25"/>
    </style:style>
    <style:style style:name="P16" style:family="paragraph" style:parent-style-name="Text_20_body">
      <style:text-properties officeooo:rsid="0026efe3" officeooo:paragraph-rsid="0026efe3"/>
    </style:style>
    <style:style style:name="P17" style:family="paragraph" style:parent-style-name="Text_20_body">
      <style:text-properties officeooo:rsid="0028e7ac" officeooo:paragraph-rsid="0028e7ac"/>
    </style:style>
    <style:style style:name="P18" style:family="paragraph" style:parent-style-name="Text_20_body">
      <style:text-properties officeooo:rsid="0021b153" officeooo:paragraph-rsid="0021b153"/>
    </style:style>
    <style:style style:name="P19" style:family="paragraph" style:parent-style-name="Text_20_body">
      <style:text-properties officeooo:rsid="002a5611" officeooo:paragraph-rsid="002a5611"/>
    </style:style>
    <style:style style:name="P20" style:family="paragraph" style:parent-style-name="Text_20_body">
      <style:paragraph-properties fo:break-before="page"/>
    </style:style>
    <style:style style:name="P21" style:family="paragraph" style:parent-style-name="Table_20_Contents">
      <style:text-properties style:font-name="Times New Roman" officeooo:rsid="0026efe3" officeooo:paragraph-rsid="0026efe3"/>
    </style:style>
    <style:style style:name="P22" style:family="paragraph" style:parent-style-name="Table_20_Contents">
      <style:text-properties style:font-name="Times New Roman" officeooo:rsid="0028e7ac" officeooo:paragraph-rsid="0028e7ac"/>
    </style:style>
    <style:style style:name="T1" style:family="text">
      <style:text-properties officeooo:rsid="001bde63"/>
    </style:style>
    <style:style style:name="T2" style:family="text">
      <style:text-properties officeooo:rsid="001e066b"/>
    </style:style>
    <style:style style:name="T3" style:family="text">
      <style:text-properties officeooo:rsid="001fecb7"/>
    </style:style>
    <style:style style:name="T4" style:family="text">
      <style:text-properties officeooo:rsid="00201d62"/>
    </style:style>
    <style:style style:name="T5" style:family="text">
      <style:text-properties officeooo:rsid="00219c25"/>
    </style:style>
    <style:style style:name="T6" style:family="text">
      <style:text-properties officeooo:rsid="0021b153"/>
    </style:style>
    <style:style style:name="T7" style:family="text">
      <style:text-properties officeooo:rsid="0028e7a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Resumen</text:h>
      <text:p text:style-name="P17">En esta práctica se han realizado pruebas con hilos en el cálculo de una operación matemática fácilmente paralelizable como es un sumatorio, para comprobar el rendimiento en un sistema multicore.</text:p>
      <text:p text:style-name="P17">Como se puede observar en las pruebas empíricas, el número óptimo de hilos es igual al número de núcleos virtuales disponibles en el sistema.</text:p>
      <text:h text:style-name="P13" text:outline-level="1">Introducción y objetivos</text:h>
      <text:p text:style-name="P1">Se va ha realizado un experimento consistente en comprobar cómo afecta el número de hilos respecto al tiempo realizando una operación matemática paralelizable, concretamente un sumatorio, distribuyendo el cálculo entre diferentes hilos en un mismo sistema.</text:p>
      <text:p text:style-name="P1">En teoría, el número óptimo de hilos de un procesador es la cantidad de procesadores lógicos de los que dispone, ya que una cantidad menor deja procesadores inactivos, y una cantidad mayor provoca cambios de contexto que ralentizan el procesado.</text:p>
      <text:p text:style-name="P1">En esta práctica pues, se comprobará si esto es así, mediante pruebas empíricas realizadas en sistemas informáticos, utilizando Java como lenguaje de programación, realizando diferentes cálculos con un número diverso de parámetros y posteriormente analizando los tiempos de cómputo.</text:p>
      <text:h text:style-name="P13" text:outline-level="1">Diseño del algoritmo</text:h>
      <text:p text:style-name="P1">Para la implementación, se ha elegido como versión de Java objetivo (target) la 1.6 (Java 6), utilizando únicamente clases y métodos disponibles en la misma.</text:p>
      <text:p text:style-name="P1">A fin de proveer de cierto nivel de abstracción, se han creado dos clases que son:</text:p>
      <text:list xml:id="list8032695655659444964" text:style-name="L1">
        <text:list-item>
          <text:p text:style-name="P14">SummatoryFunction: interfaz que tiene un método “calculate”, cuyo único parámetro es un entero (la “i” del sumatorio) y devuelve un doble correspondiente al valor en dicho punto.</text:p>
        </text:list-item>
        <text:list-item>
          <text:p text:style-name="P14">SummatoryCalculator: clase abstracta que realiza sumatorios de clases que implementen SummatoryFunction en un rango predeterminado, siempre en pasos de 1.</text:p>
        </text:list-item>
      </text:list>
      <text:p text:style-name="P1">Para esta prueba no obstante, sólo se hará uso de una implementación de ambos, una clase anónima que calcula la raíz cuadrada, y ThreadingSummatoryCalculator, la implementación del sumatorio empleando hilos.</text:p>
      <text:h text:style-name="P10" text:outline-level="2">Mecanismo de reusado de hilos</text:h>
      <text:p text:style-name="P2">Respecto al diseño de esta implementación, a fin de experimentar y aprender a trabajar con el concepto de workers y comunicación asíncrona entre hilos, he decidido emplear hilos permanentes (daemons) que no se descartan al finalizar el cálculo.</text:p>
      <text:p text:style-name="P9"><text:soft-page-break/>Esto permite reducir el overhead al crear y eliminar hilos, una operación altamente costosa, en pro de dormitarlos para poder utilizarlos más adelante.</text:p>
      <text:p text:style-name="P1">Estos workers se tratan de hilos que se arrancan cuando se crea el <text:s/>ThreadingSummatoryCalculator, cuyo constructor acepta un entero que corresponde con el número de workers del pool.</text:p>
      <text:p text:style-name="P3">Cuando se crea la instancia de <text:bookmark-start text:name="__DdeLink__7_868234715"/><text:span text:style-name="T1">ThreadingSummatoryCalculator</text:span><text:bookmark-end text:name="__DdeLink__7_868234715"/><text:span text:style-name="T1">, </text:span>se crean dichos hilos y son arrancados mediante .start(). Éstos se inicializan asíncronamente, y se sale del constructor.</text:p>
      <text:p text:style-name="P9">Así mismo, esta pool se puede redimensionar dinámicamente tras la creación mediante .resizeWorkers(numeroWorkers).</text:p>
      <text:h text:style-name="Heading_20_2" text:outline-level="2"><text:span text:style-name="T5">C</text:span>álculo – <text:span text:style-name="T5">hilo principal</text:span></text:h>
      <text:p text:style-name="P2">Cuando llega un cálculo, el hilo principal <text:span text:style-name="T5">realiza las siguientes operaciones en el objeto </text:span>ThreadingSummatoryCalculator<text:span text:style-name="T5">:</text:span></text:p>
      <text:list xml:id="list3921674234847571311" text:style-name="L2">
        <text:list-item>
          <text:p text:style-name="P15">Almacena todos los parámetros de los cálculos en fields del objeto.</text:p>
        </text:list-item>
        <text:list-item>
          <text:p text:style-name="P15">Instancia un CoundDownLatch llamado finishedCountdown, con el número inicial establecido al número de hilos.</text:p>
        </text:list-item>
        <text:list-item>
          <text:p text:style-name="P15">Reinicializa el resultado global <text:bookmark-start text:name="__DdeLink__13_868234715"/>AtomicDouble<text:bookmark-end text:name="__DdeLink__13_868234715"/> a cero.</text:p>
        </text:list-item>
        <text:list-item>
          <text:p text:style-name="P15">Invierte la barrera, de modo que los hilos entiendan que hay que empezar a trabajar.</text:p>
        </text:list-item>
        <text:list-item>
          <text:p text:style-name="P15">Despierta los posibles hilos dormidos mediante un .notifyAll() sobre el objeto de espera. La ventaja de usar un sólo objeto de espera frente a uno por hilo es que no hay que iterar sobre los hilos para despertar los que están dormidos.</text:p>
        </text:list-item>
      </text:list>
      <text:p text:style-name="P8">En este momento, los hilos que estuvieran esperando comenzarán a calcular. El hilo principal, por su parte, emplea el método .await() del finishedCountdown y dormita.</text:p>
      <text:p text:style-name="P8">Cuando cada hilo ha finalizado, el método .await() vuelve, y sólo hay que devolver el contenido del AtomicDouble.</text:p>
      <text:h text:style-name="Heading_20_2" text:outline-level="2">Cálculo – workers</text:h>
      <text:p text:style-name="P9">Cuando se arranca el worker, éste como parte de la inicialización y mecanismo de espera, comprueba la barrera del objeto padre. En caso de que sea igual al valor actual nuestro, entendemos que no hay nada que computar y que se puede esperar sobre el objeto de espera sin problemas.</text:p>
      <text:p text:style-name="P9">En el momento en que llega un cálculo nuevo, pueden darse dos casos, que el hilo haya entrado al .wait() y esté dormido, o no. En el primero, el hilo principal lo despertará con el .notifyAll(), y para el segundo, no entrará al .wait() y empezará directamente el cálculo gracias a la barrera.</text:p>
      <text:p text:style-name="P20">Cada hilo de trabajo tiene un ID. Mediante este ID y los parámetros que sacan de la instancia de <text:span text:style-name="T1">ThreadingSummatoryCalculator, </text:span>calculan un rango <text:span text:style-name="T6">propio</text:span> de cómputo <text:span text:style-name="T2">mediante</text:span></text:p>
      <text:p text:style-name="P9">Cada hilo de trabajo opera sobre un bloque determinado del rango total de cómputo, que <text:span text:style-name="T3">cada hilo </text:span>calcula autónomamente <text:span text:style-name="T3">accediendo a las variables de “sólo lectura” del ThreadingSummatoryCalculator al que pertenecen, de modo que el cálculo de dichos bloques es también paralelo.</text:span></text:p>
      <text:p text:style-name="P9">Dichos segmentos son calculados mediante las siguientes operaciones:</text:p>
      <text:p text:style-name="P4"><draw:frame draw:style-name="fr1" draw:name="Objeto1" text:anchor-type="as-char" svg:y="-0.711cm" svg:width="7.334cm" svg:height="1.139cm" draw:z-index="0"><draw:object xlink:href="./Object 1" xlink:type="simple" xlink:show="embed" xlink:actuate="onLoad"/><draw:image xlink:href="./ObjectReplacements/Object 1" xlink:type="simple" xlink:show="embed" xlink:actuate="onLoad"/></draw:frame></text:p>
      <text:p text:style-name="P4"><draw:frame draw:style-name="fr1" draw:name="Objeto2" text:anchor-type="as-char" svg:y="-0.714cm" svg:width="7.738cm" svg:height="1.147cm" draw:z-index="1"><draw:object xlink:href="./Object 2" xlink:type="simple" xlink:show="embed" xlink:actuate="onLoad"/><draw:image xlink:href="./ObjectReplacements/Object 2" xlink:type="simple" xlink:show="embed" xlink:actuate="onLoad"/><svg:desc>fórmula</svg:desc></draw:frame></text:p>
      <text:p text:style-name="P5">Donde <draw:frame draw:style-name="fr1" draw:name="Objeto5" text:anchor-type="as-char" svg:y="-0.4cm" svg:width="1.642cm" svg:height="0.517cm" draw:z-index="7"><draw:object xlink:href="./Object 5" xlink:type="simple" xlink:show="embed" xlink:actuate="onLoad"/><draw:image xlink:href="./ObjectReplacements/Object 5" xlink:type="simple" xlink:show="embed" xlink:actuate="onLoad"/></draw:frame>se trata del redondeo Half-Down, <text:span text:style-name="T6">implementado en Divide.roundHalfDown(dividendo, divisor).</text:span></text:p>
      <text:p text:style-name="P5"><text:span text:style-name="T3">Una vez han calculado el trozo de cómputo,</text:span> cada hilo calcula el sumatorio entre su <draw:frame draw:style-name="fr1" draw:name="Objeto3" text:anchor-type="as-char" svg:y="-0.377cm" svg:width="1.736cm" svg:height="0.533cm" draw:z-index="2"><draw:object xlink:href="./Object 3" xlink:type="simple" xlink:show="embed" xlink:actuate="onLoad"/><draw:image xlink:href="./ObjectReplacements/Object 3" xlink:type="simple" xlink:show="embed" xlink:actuate="onLoad"/></draw:frame>y <draw:frame draw:style-name="fr1" draw:name="Objeto4" text:anchor-type="as-char" svg:y="-0.377cm" svg:width="1.63cm" svg:height="0.533cm" draw:z-index="3"><draw:object xlink:href="./Object 4" xlink:type="simple" xlink:show="embed" xlink:actuate="onLoad"/><draw:image xlink:href="./ObjectReplacements/Object 4" xlink:type="simple" xlink:show="embed" xlink:actuate="onLoad"/><svg:desc>fórmula</svg:desc></draw:frame>en una variable local.</text:p>
      <text:p text:style-name="P6">Cuando ha terminado de realizar el cómputo local, se acumula en una variable de tipo AtomicDouble del <text:span text:style-name="T6">TSC</text:span>, que es como un doble pero todas las operaciones son atómicas, incluyendo sumas. <text:span text:style-name="T4">Ésta es una clase que emplea “under the hood” un AtomicLong.</text:span></text:p>
      <text:p text:style-name="P7">Tras <text:span text:style-name="T6">finalizar, decrementa el finishedCountdown para informar al hilo principal que ha finalizado, invierte la barrera local y repite el ciclo.</text:span></text:p>
      <text:h text:style-name="Heading_20_1" text:outline-level="1">Metodología de las pruebas</text:h>
      <text:p text:style-name="P16">Se han realizado pruebas, variando el número de hilos para calcular las operaciones y variando el rango de operación, para calcular cómo el número de núcleos y cómo la sincronización entre hilos afectan al rendimiento, respectivamente.</text:p>
      <text:p text:style-name="P16">La prueba de hilos se ha calculado entre 1 y 1024 hilos, en serie geométrica de 2, mientras que la prueba del rango se ha calculado entre 1 y 10.000.000, en serie geométrica de 10. Cada configuración se ha ejecutado 500 veces y se ha calculado la media aritmética del tiempo de ejecución.</text:p>
      <text:p text:style-name="P16">Estas pruebas se han realizado en los siguientes sistemas:</text:p>
      <table:table table:name="Sistemas" table:style-name="Sistemas">
        <table:table-column table:style-name="Sistemas.A" table:number-columns-repeated="3"/>
        <text:soft-page-break/>
        <table:table-row>
          <table:table-cell table:style-name="Sistemas.A1" office:value-type="string">
            <text:p text:style-name="P22">Sistema</text:p>
          </table:table-cell>
          <table:table-cell table:style-name="Sistemas.A1" office:value-type="string">
            <text:p text:style-name="P21">Savarin</text:p>
          </table:table-cell>
          <table:table-cell table:style-name="Sistemas.C1" office:value-type="string">
            <text:p text:style-name="P21">Manny</text:p>
          </table:table-cell>
        </table:table-row>
        <table:table-row>
          <table:table-cell table:style-name="Sistemas.A2" office:value-type="string">
            <text:p text:style-name="P22">Tipo</text:p>
          </table:table-cell>
          <table:table-cell table:style-name="Sistemas.A2" office:value-type="string">
            <text:p text:style-name="P21">Sobremesa</text:p>
          </table:table-cell>
          <table:table-cell table:style-name="Sistemas.C2" office:value-type="string">
            <text:p text:style-name="P21">Netbook</text:p>
          </table:table-cell>
        </table:table-row>
        <table:table-row>
          <table:table-cell table:style-name="Sistemas.A2" office:value-type="string">
            <text:p text:style-name="P21">Procesador</text:p>
          </table:table-cell>
          <table:table-cell table:style-name="Sistemas.A2" office:value-type="string">
            <text:p text:style-name="P21">Intel i3 4330 (Haswell)</text:p>
          </table:table-cell>
          <table:table-cell table:style-name="Sistemas.C2" office:value-type="string">
            <text:p text:style-name="P21">AMD C70</text:p>
          </table:table-cell>
        </table:table-row>
        <table:table-row>
          <table:table-cell table:style-name="Sistemas.A2" office:value-type="string">
            <text:p text:style-name="P21">Núcleos físicos</text:p>
          </table:table-cell>
          <table:table-cell table:style-name="Sistemas.A2" office:value-type="string">
            <text:p text:style-name="P21">2</text:p>
          </table:table-cell>
          <table:table-cell table:style-name="Sistemas.C2" office:value-type="string">
            <text:p text:style-name="P21">2</text:p>
          </table:table-cell>
        </table:table-row>
        <table:table-row>
          <table:table-cell table:style-name="Sistemas.A2" office:value-type="string">
            <text:p text:style-name="P21">Núcleos lógicos</text:p>
          </table:table-cell>
          <table:table-cell table:style-name="Sistemas.A2" office:value-type="string">
            <text:p text:style-name="P21">4</text:p>
          </table:table-cell>
          <table:table-cell table:style-name="Sistemas.C2" office:value-type="string">
            <text:p text:style-name="P21">2</text:p>
          </table:table-cell>
        </table:table-row>
        <table:table-row>
          <table:table-cell table:style-name="Sistemas.A2" office:value-type="string">
            <text:p text:style-name="P21">Memoria RAM</text:p>
          </table:table-cell>
          <table:table-cell table:style-name="Sistemas.A2" office:value-type="string">
            <text:p text:style-name="P21">8 GB DDR3 @ 1866MHz</text:p>
          </table:table-cell>
          <table:table-cell table:style-name="Sistemas.C2" office:value-type="string">
            <text:p text:style-name="P21">2 GB @ 1333MHz</text:p>
          </table:table-cell>
        </table:table-row>
        <table:table-row>
          <table:table-cell table:style-name="Sistemas.A2" office:value-type="string">
            <text:p text:style-name="P21">Sistema operativo</text:p>
          </table:table-cell>
          <table:table-cell table:style-name="Sistemas.A2" office:value-type="string">
            <text:p text:style-name="P21">Xubuntu 15.10 (64 bits)</text:p>
          </table:table-cell>
          <table:table-cell table:style-name="Sistemas.C2" office:value-type="string">
            <text:p text:style-name="P21">Windows 10 (32 bits)</text:p>
          </table:table-cell>
        </table:table-row>
        <table:table-row>
          <table:table-cell table:style-name="Sistemas.A2" office:value-type="string">
            <text:p text:style-name="P21">Máquina virtual</text:p>
          </table:table-cell>
          <table:table-cell table:style-name="Sistemas.A2" office:value-type="string">
            <text:p text:style-name="P21">OpenJDK 8<text:span text:style-name="T7">u66</text:span></text:p>
          </table:table-cell>
          <table:table-cell table:style-name="Sistemas.C2" office:value-type="string">
            <text:p text:style-name="P21">Oracle JVM 8u65</text:p>
          </table:table-cell>
        </table:table-row>
      </table:table>
      <text:h text:style-name="Heading_20_1" text:outline-level="1">Resultados de las pruebas</text:h>
      <text:h text:style-name="Heading_20_2" text:outline-level="2">Tiempo de ejecución según el número de hilos</text:h>
      <text:p text:style-name="P17">Tiempo en nanosegundos, escalas lineales. Por la diferencia entre ambos valores se dan en dos tablas independientes.</text:p>
      <text:p text:style-name="Text_20_body"><draw:frame draw:style-name="fr2" draw:name="Objeto6" text:anchor-type="paragraph" svg:x="-0.016cm" svg:y="0.524cm" svg:width="16.007cm" svg:height="5.055cm" draw:z-index="4"><draw:object xlink:href="./Object 6" xlink:type="simple" xlink:show="embed" xlink:actuate="onLoad"/><draw:image xlink:href="./ObjectReplacements/Object 6" xlink:type="simple" xlink:show="embed" xlink:actuate="onLoad"/></draw:frame><draw:frame draw:style-name="fr2" draw:name="Objeto9" text:anchor-type="paragraph" svg:x="-0.016cm" svg:y="5.768cm" svg:width="16.007cm" svg:height="5.951cm" draw:z-index="8"><draw:object xlink:href="./Object 9" xlink:type="simple" xlink:show="embed" xlink:actuate="onLoad"/><draw:image xlink:href="./ObjectReplacements/Object 9" xlink:type="simple" xlink:show="embed" xlink:actuate="onLoad"/><svg:desc>gráfico</svg:desc></draw:frame></text:p>
      <text:h text:style-name="P11" text:outline-level="2"><draw:frame draw:style-name="fr2" draw:name="Objeto8" text:anchor-type="paragraph" svg:x="-0.025cm" svg:y="13.391cm" svg:width="16.007cm" svg:height="11.269cm" draw:z-index="6"><draw:object xlink:href="./Object 8" xlink:type="simple" xlink:show="embed" xlink:actuate="onLoad"/><draw:image xlink:href="./ObjectReplacements/Object 8" xlink:type="simple" xlink:show="embed" xlink:actuate="onLoad"/><svg:desc>gráfico</svg:desc></draw:frame>Tiempo de ejecución</text:h>
      <text:p text:style-name="P17"><draw:frame draw:style-name="fr2" draw:name="Objeto7" text:anchor-type="paragraph" svg:x="-0.025cm" svg:y="1.289cm" svg:width="16.007cm" svg:height="11.269cm" draw:z-index="5"><draw:object xlink:href="./Object 7" xlink:type="simple" xlink:show="embed" xlink:actuate="onLoad"/><draw:image xlink:href="./ObjectReplacements/Object 7" xlink:type="simple" xlink:show="embed" xlink:actuate="onLoad"/><svg:desc>gráfico</svg:desc></draw:frame>En estas gráficas se muestra el tiempo de ejecución en función del tamaño del rango a calcular. Ambos ejes son logarítmicos.</text:p>
      <text:h text:style-name="P12" text:outline-level="2">Conclusiones</text:h>
      <text:p text:style-name="P19">Como se puede observar, utilizar diversos hilos con rangos pequeños afecta negativamente al rendimiento del proceso, ya que el coste de sincronización entre hilos supera al de realizar la propia operación matemática.</text:p>
      <text:p text:style-name="P19">Solamente empieza a ser útil a partir de 10.000 raíces cuadradas como se puede observar en las tablas, cuando el tiempo comienza a incrementarse linealmente con el rango.</text:p>
      <text:p text:style-name="P19">Respecto al número de hilos, se puede observar claramente como para ambos sistemas el número óptimo es el mismo que el número de núcleos virtuales de los que disponen, que pueden ser mayor a los físicos si disponen de HyperThreading como es el caso del sistema In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loext:contextual-spacing="false" fo:line-height="120%" fo:text-indent="1cm" style:auto-text-indent="false" fo:background-color="transparent"/>
      <style:text-properties style:font-name="Times New Roman" fo:font-family="'Times New Roman'"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9:45:30.324550757</meta:creation-date>
    <dc:date>2015-12-04T10:54:57.345000000</dc:date>
    <meta:editing-duration>PT44M47S</meta:editing-duration>
    <meta:editing-cycles>4</meta:editing-cycles>
    <meta:generator>LibreOffice/5.0.2.2$Windows_x86 LibreOffice_project/37b43f919e4de5eeaca9b9755ed688758a8251fe</meta:generator>
    <meta:document-statistic meta:table-count="1" meta:image-count="0" meta:object-count="9" meta:page-count="6" meta:paragraph-count="77" meta:word-count="1170" meta:character-count="7385" meta:non-whitespace-character-count="6294"/>
  </office:meta>
</office:document-meta>
</file>

<file path=Object 1/content.xml><?xml version="1.0" encoding="utf-8"?>
<math xmlns="http://www.w3.org/1998/Math/MathML" display="block">
  <semantics>
    <mrow>
      <msub>
        <mi mathvariant="italic">chunk</mi>
        <mi mathvariant="italic">start</mi>
      </msub>
      <mrow>
        <mrow>
          <mo fence="true" stretchy="false">(</mo>
          <mrow>
            <mi mathvariant="italic">id</mi>
          </mrow>
          <mo fence="true" stretchy="false">)</mo>
        </mrow>
        <mo stretchy="false">=</mo>
        <mrow>
          <mo fence="true" stretchy="true">⌈</mo>
          <mrow>
            <mrow>
              <mfrac>
                <mrow>
                  <mrow>
                    <mo fence="true" stretchy="false">(</mo>
                    <mrow>
                      <mi mathvariant="italic">id</mi>
                    </mrow>
                    <mo fence="true" stretchy="false">)</mo>
                  </mrow>
                  <mrow>
                    <mo fence="true" stretchy="false">(</mo>
                    <mrow>
                      <mrow>
                        <mi mathvariant="italic">end</mi>
                        <mo stretchy="false">−</mo>
                        <mi mathvariant="italic">start</mi>
                        <mo stretchy="false">+</mo>
                        <mn>1</mn>
                      </mrow>
                    </mrow>
                    <mo fence="true" stretchy="false">)</mo>
                  </mrow>
                </mrow>
                <mi mathvariant="italic">threads</mi>
              </mfrac>
              <mo stretchy="false">−</mo>
              <mn>0.5</mn>
            </mrow>
          </mrow>
          <mo fence="true" stretchy="true">⌉</mo>
        </mrow>
      </mrow>
    </mrow>
    <annotation encoding="StarMath 5.0">chunk_start(id) = left lceil  { (id) (end - start + 1)  } over threads - 0.5 right rceil 
</annotation>
  </semantics>
</math>
</file>

<file path=Object 2/content.xml><?xml version="1.0" encoding="utf-8"?>
<math xmlns="http://www.w3.org/1998/Math/MathML" display="block">
  <semantics>
    <mrow>
      <msub>
        <mi mathvariant="italic">chunk</mi>
        <mi mathvariant="italic">end</mi>
      </msub>
      <mrow>
        <mrow>
          <mo fence="true" stretchy="false">(</mo>
          <mrow>
            <mi mathvariant="italic">id</mi>
          </mrow>
          <mo fence="true" stretchy="false">)</mo>
        </mrow>
        <mo stretchy="false">=</mo>
        <mrow>
          <mo fence="true" stretchy="true">⌈</mo>
          <mrow>
            <mrow>
              <mfrac>
                <mrow>
                  <mrow>
                    <mo fence="true" stretchy="false">(</mo>
                    <mrow>
                      <mrow>
                        <mi mathvariant="italic">id</mi>
                        <mo stretchy="false">+</mo>
                        <mn>1</mn>
                      </mrow>
                    </mrow>
                    <mo fence="true" stretchy="false">)</mo>
                  </mrow>
                  <mrow>
                    <mo fence="true" stretchy="false">(</mo>
                    <mrow>
                      <mrow>
                        <mi mathvariant="italic">end</mi>
                        <mo stretchy="false">−</mo>
                        <mi mathvariant="italic">start</mi>
                        <mo stretchy="false">+</mo>
                        <mn>1</mn>
                      </mrow>
                    </mrow>
                    <mo fence="true" stretchy="false">)</mo>
                  </mrow>
                </mrow>
                <mi mathvariant="italic">threads</mi>
              </mfrac>
              <mo stretchy="false">−</mo>
              <mn>0.5</mn>
            </mrow>
          </mrow>
          <mo fence="true" stretchy="true">⌉</mo>
        </mrow>
      </mrow>
    </mrow>
    <annotation encoding="StarMath 5.0">chunk_end(id) = left lceil  { (id+1) (end - start + 1)  } over threads - 0.5 right rceil 
</annotation>
  </semantics>
</math>
</file>

<file path=Object 3/content.xml><?xml version="1.0" encoding="utf-8"?>
<math xmlns="http://www.w3.org/1998/Math/MathML" display="block">
  <semantics>
    <msub>
      <mi mathvariant="italic">chunk</mi>
      <mi mathvariant="italic">start</mi>
    </msub>
    <annotation encoding="StarMath 5.0">chunk_start</annotation>
  </semantics>
</math>
</file>

<file path=Object 4/content.xml><?xml version="1.0" encoding="utf-8"?>
<math xmlns="http://www.w3.org/1998/Math/MathML" display="block">
  <semantics>
    <msub>
      <mi mathvariant="italic">chunk</mi>
      <mi mathvariant="italic">end</mi>
    </msub>
    <annotation encoding="StarMath 5.0">chunk_end</annotation>
  </semantics>
</math>
</file>

<file path=Object 5/content.xml><?xml version="1.0" encoding="utf-8"?>
<math xmlns="http://www.w3.org/1998/Math/MathML" display="block">
  <semantics>
    <mrow>
      <mo fence="true" stretchy="true">⌈</mo>
      <mrow>
        <mrow>
          <mi mathvariant="normal">❑</mi>
          <mo stretchy="false">−</mo>
          <mn>0.5</mn>
        </mrow>
      </mrow>
      <mo fence="true" stretchy="true">⌉</mo>
    </mrow>
    <annotation encoding="StarMath 5.0">left lceil &lt;?&gt; - 0.5 right rceil</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5.055cm" xlink:href="." xlink:type="simple" chart:class="chart:line" chart:style-name="ch1">
        <chart:title svg:x="4.758cm" svg:y="0.237cm" chart:style-name="ch2">
          <text:p>Tiempo según el número de hilos</text:p>
        </chart:title>
        <chart:legend svg:x="13.297cm" svg:y="0.37cm" style:legend-expansion="custom" chartooo:width="2.5cm" chartooo:height="4.359cm" style:legend-expansion-aspect-ratio="0.573526038082129" chart:style-name="ch3"/>
        <chart:plot-area chart:style-name="ch4" chart:data-source-has-labels="both" svg:x="0.799cm" svg:y="0.011cm" svg:width="12.867cm" svg:height="4.584cm">
          <chartooo:coordinate-region svg:x="2.532cm" svg:y="0.21cm" svg:width="10.762cm" svg:height="3.738cm"/>
          <chart:axis chart:dimension="x" chart:name="primary-x" chart:style-name="ch5" chartooo:axis-type="auto">
            <chartooo:date-scale/>
            <chart:title svg:x="7.083cm" svg:y="4.493cm" chart:style-name="ch6">
              <text:p>Hilos</text:p>
            </chart:title>
            <chart:categories table:cell-range-address="local-table.$A$2:.$A$12"/>
          </chart:axis>
          <chart:axis chart:dimension="y" chart:name="primary-y" chart:style-name="ch7">
            <chart:title svg:x="0cm" svg:y="3.498cm" chart:style-name="ch8">
              <text:p>Nanosegundos</text:p>
            </chart:title>
            <chart:grid chart:style-name="ch9"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avarin</text:p>
              </table:table-cell>
            </table:table-row>
          </table:table-header-rows>
          <table:table-rows>
            <table:table-row>
              <table:table-cell office:value-type="string">
                <text:p>1</text:p>
              </table:table-cell>
              <table:table-cell office:value-type="float" office:value="49300445">
                <text:p>49300445</text:p>
              </table:table-cell>
            </table:table-row>
            <table:table-row>
              <table:table-cell office:value-type="string">
                <text:p>2</text:p>
              </table:table-cell>
              <table:table-cell office:value-type="float" office:value="25515620">
                <text:p>25515620</text:p>
              </table:table-cell>
            </table:table-row>
            <table:table-row>
              <table:table-cell office:value-type="string">
                <text:p>4</text:p>
              </table:table-cell>
              <table:table-cell office:value-type="float" office:value="20549458">
                <text:p>20549458</text:p>
              </table:table-cell>
            </table:table-row>
            <table:table-row>
              <table:table-cell office:value-type="string">
                <text:p>8</text:p>
              </table:table-cell>
              <table:table-cell office:value-type="float" office:value="21265079">
                <text:p>21265079</text:p>
              </table:table-cell>
            </table:table-row>
            <table:table-row>
              <table:table-cell office:value-type="string">
                <text:p>16</text:p>
              </table:table-cell>
              <table:table-cell office:value-type="float" office:value="21223912">
                <text:p>21223912</text:p>
              </table:table-cell>
            </table:table-row>
            <table:table-row>
              <table:table-cell office:value-type="string">
                <text:p>32</text:p>
              </table:table-cell>
              <table:table-cell office:value-type="float" office:value="21341154">
                <text:p>21341154</text:p>
              </table:table-cell>
            </table:table-row>
            <table:table-row>
              <table:table-cell office:value-type="string">
                <text:p>64</text:p>
              </table:table-cell>
              <table:table-cell office:value-type="float" office:value="21997886">
                <text:p>21997886</text:p>
              </table:table-cell>
            </table:table-row>
            <table:table-row>
              <table:table-cell office:value-type="string">
                <text:p>128</text:p>
              </table:table-cell>
              <table:table-cell office:value-type="float" office:value="22437693">
                <text:p>22437693</text:p>
              </table:table-cell>
            </table:table-row>
            <table:table-row>
              <table:table-cell office:value-type="string">
                <text:p>256</text:p>
              </table:table-cell>
              <table:table-cell office:value-type="float" office:value="21477957">
                <text:p>21477957</text:p>
              </table:table-cell>
            </table:table-row>
            <table:table-row>
              <table:table-cell office:value-type="string">
                <text:p>512</text:p>
              </table:table-cell>
              <table:table-cell office:value-type="float" office:value="20123728">
                <text:p>20123728</text:p>
              </table:table-cell>
            </table:table-row>
            <table:table-row>
              <table:table-cell office:value-type="string">
                <text:p>1024</text:p>
              </table:table-cell>
              <table:table-cell office:value-type="float" office:value="21151994">
                <text:p>2115199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10036">
      <style:chart-properties chart:display-label="true" chart:logarithmic="false" chart:origin="1"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true" chart:reverse-direction="false" text:line-break="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7cm" svg:height="11.269cm" xlink:href="." xlink:type="simple" chart:class="chart:line" chart:style-name="ch1">
        <chart:title svg:x="4.321cm" svg:y="0.361cm" chart:style-name="ch2">
          <text:p>Tiempo según el fin (coste ejecución)</text:p>
        </chart:title>
        <chart:subtitle svg:x="6.517cm" svg:y="1.365cm" chart:style-name="ch3">
          <text:p>Tiempo absoluto</text:p>
        </chart:subtitle>
        <chart:legend svg:x="13.477cm" svg:y="0.825cm" style:legend-expansion="custom" chartooo:width="2.319cm" chartooo:height="9.914cm" style:legend-expansion-aspect-ratio="0.233911640104902" chart:style-name="ch4"/>
        <chart:plot-area chart:style-name="ch5" chart:data-source-has-labels="both" svg:x="0.194cm" svg:y="0.272cm" svg:width="13.27cm" svg:height="10.324cm">
          <chartooo:coordinate-region svg:x="2.297cm" svg:y="0.472cm" svg:width="10.927cm" svg:height="9.477cm"/>
          <chart:axis chart:dimension="x" chart:name="primary-x" chart:style-name="ch6" chartooo:axis-type="auto">
            <chartooo:date-scale/>
            <chart:title svg:x="6.547cm" svg:y="10.709cm" chart:style-name="ch7">
              <text:p>Fin</text:p>
            </chart:title>
            <chart:categories table:cell-range-address="local-table.$A$2:.$A$9"/>
          </chart:axis>
          <chart:axis chart:dimension="y" chart:name="primary-y" chart:style-name="ch8">
            <chart:title svg:x="0cm" svg:y="6.629cm" chart:style-name="ch9">
              <text:p>Nanosegundos</text:p>
            </chart:title>
            <chart:grid chart:style-name="ch10" chart:class="major"/>
          </chart:axis>
          <chart:series chart:style-name="ch11" chart:values-cell-range-address="local-table.$B$2:.$B$9" chart:label-cell-address="local-table.$B$1" chart:class="chart:line">
            <chart:data-point chart:repeated="8"/>
          </chart:series>
          <chart:series chart:style-name="ch12" chart:values-cell-range-address="local-table.$C$2:.$C$9" chart:label-cell-address="local-table.$C$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avarin</text:p>
              </table:table-cell>
              <table:table-cell office:value-type="string">
                <text:p>Manny</text:p>
              </table:table-cell>
            </table:table-row>
          </table:table-header-rows>
          <table:table-rows>
            <table:table-row>
              <table:table-cell office:value-type="string">
                <text:p>10⁰</text:p>
              </table:table-cell>
              <table:table-cell office:value-type="float" office:value="17369">
                <text:p>17369</text:p>
              </table:table-cell>
              <table:table-cell office:value-type="float" office:value="69549">
                <text:p>69549</text:p>
              </table:table-cell>
            </table:table-row>
            <table:table-row>
              <table:table-cell office:value-type="string">
                <text:p>10¹</text:p>
              </table:table-cell>
              <table:table-cell office:value-type="float" office:value="18203">
                <text:p>18203</text:p>
              </table:table-cell>
              <table:table-cell office:value-type="float" office:value="72783">
                <text:p>72783</text:p>
              </table:table-cell>
            </table:table-row>
            <table:table-row>
              <table:table-cell office:value-type="string">
                <text:p>10²</text:p>
              </table:table-cell>
              <table:table-cell office:value-type="float" office:value="17968">
                <text:p>17968</text:p>
              </table:table-cell>
              <table:table-cell office:value-type="float" office:value="52011">
                <text:p>52011</text:p>
              </table:table-cell>
            </table:table-row>
            <table:table-row>
              <table:table-cell office:value-type="string">
                <text:p>10³</text:p>
              </table:table-cell>
              <table:table-cell office:value-type="float" office:value="16707">
                <text:p>16707</text:p>
              </table:table-cell>
              <table:table-cell office:value-type="float" office:value="57587">
                <text:p>57587</text:p>
              </table:table-cell>
            </table:table-row>
            <table:table-row>
              <table:table-cell office:value-type="string">
                <text:p>10⁴</text:p>
              </table:table-cell>
              <table:table-cell office:value-type="float" office:value="34427">
                <text:p>34427</text:p>
              </table:table-cell>
              <table:table-cell office:value-type="float" office:value="167123">
                <text:p>167123</text:p>
              </table:table-cell>
            </table:table-row>
            <table:table-row>
              <table:table-cell office:value-type="string">
                <text:p>10⁵</text:p>
              </table:table-cell>
              <table:table-cell office:value-type="float" office:value="231966">
                <text:p>231966</text:p>
              </table:table-cell>
              <table:table-cell office:value-type="float" office:value="1250191">
                <text:p>1250191</text:p>
              </table:table-cell>
            </table:table-row>
            <table:table-row>
              <table:table-cell office:value-type="string">
                <text:p>10⁶</text:p>
              </table:table-cell>
              <table:table-cell office:value-type="float" office:value="2113731">
                <text:p>2113731</text:p>
              </table:table-cell>
              <table:table-cell office:value-type="float" office:value="11965695">
                <text:p>11965695</text:p>
              </table:table-cell>
            </table:table-row>
            <table:table-row>
              <table:table-cell office:value-type="string">
                <text:p>10⁷</text:p>
              </table:table-cell>
              <table:table-cell office:value-type="float" office:value="21021959">
                <text:p>21021959</text:p>
              </table:table-cell>
              <table:table-cell office:value-type="float" office:value="133901459">
                <text:p>13390145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10036">
      <style:chart-properties chart:display-label="true" chart:logarithmic="false" chart:origin="1"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true" chart:reverse-direction="false" text:line-break="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7cm" svg:height="11.269cm" xlink:href="." xlink:type="simple" chart:class="chart:line" chart:style-name="ch1">
        <chart:title svg:x="4.004cm" svg:y="0.361cm" chart:style-name="ch2">
          <text:p>Tiempo según el fin (coste inicialización)</text:p>
        </chart:title>
        <chart:subtitle svg:x="5.221cm" svg:y="1.365cm" chart:style-name="ch3">
          <text:p>Tiempo relativo (tiempo / rango)</text:p>
        </chart:subtitle>
        <chart:legend svg:x="13.477cm" svg:y="0.825cm" style:legend-expansion="custom" chartooo:width="2.319cm" chartooo:height="9.914cm" style:legend-expansion-aspect-ratio="0.233911640104902" chart:style-name="ch4"/>
        <chart:plot-area chart:style-name="ch5" chart:data-source-has-labels="both" svg:x="0.935cm" svg:y="0.273cm" svg:width="12.529cm" svg:height="10.323cm">
          <chartooo:coordinate-region svg:x="2.297cm" svg:y="0.472cm" svg:width="10.927cm" svg:height="9.477cm"/>
          <chart:axis chart:dimension="x" chart:name="primary-x" chart:style-name="ch6" chartooo:axis-type="auto">
            <chartooo:date-scale/>
            <chart:title svg:x="6.917cm" svg:y="10.709cm" chart:style-name="ch7">
              <text:p>Fin</text:p>
            </chart:title>
            <chart:categories table:cell-range-address="local-table.$A$2:.$A$9"/>
          </chart:axis>
          <chart:axis chart:dimension="y" chart:name="primary-y" chart:style-name="ch8">
            <chart:title svg:x="0.055cm" svg:y="6.629cm" chart:style-name="ch9">
              <text:p>Nanosegundos</text:p>
            </chart:title>
            <chart:grid chart:style-name="ch10" chart:class="major"/>
          </chart:axis>
          <chart:series chart:style-name="ch11" chart:values-cell-range-address="local-table.$C$2:.$C$9" chart:label-cell-address="local-table.$C$1" chart:class="chart:line">
            <chart:data-point chart:repeated="8"/>
          </chart:series>
          <chart:series chart:style-name="ch12" chart:values-cell-range-address="local-table.$B$2:.$B$9" chart:label-cell-address="local-table.$B$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nny</text:p>
              </table:table-cell>
              <table:table-cell office:value-type="string">
                <text:p>Savarin</text:p>
              </table:table-cell>
            </table:table-row>
          </table:table-header-rows>
          <table:table-rows>
            <table:table-row>
              <table:table-cell office:value-type="string">
                <text:p>10⁰</text:p>
              </table:table-cell>
              <table:table-cell office:value-type="float" office:value="69549">
                <text:p>69549</text:p>
              </table:table-cell>
              <table:table-cell office:value-type="float" office:value="17369">
                <text:p>17369</text:p>
              </table:table-cell>
            </table:table-row>
            <table:table-row>
              <table:table-cell office:value-type="string">
                <text:p>10¹</text:p>
              </table:table-cell>
              <table:table-cell office:value-type="float" office:value="7278.3">
                <text:p>7278.3</text:p>
              </table:table-cell>
              <table:table-cell office:value-type="float" office:value="1820.3">
                <text:p>1820.3</text:p>
              </table:table-cell>
            </table:table-row>
            <table:table-row>
              <table:table-cell office:value-type="string">
                <text:p>10²</text:p>
              </table:table-cell>
              <table:table-cell office:value-type="float" office:value="520.11">
                <text:p>520.11</text:p>
              </table:table-cell>
              <table:table-cell office:value-type="float" office:value="179.68">
                <text:p>179.68</text:p>
              </table:table-cell>
            </table:table-row>
            <table:table-row>
              <table:table-cell office:value-type="string">
                <text:p>10³</text:p>
              </table:table-cell>
              <table:table-cell office:value-type="float" office:value="57.587">
                <text:p>57.587</text:p>
              </table:table-cell>
              <table:table-cell office:value-type="float" office:value="16.707">
                <text:p>16.707</text:p>
              </table:table-cell>
            </table:table-row>
            <table:table-row>
              <table:table-cell office:value-type="string">
                <text:p>10⁴</text:p>
              </table:table-cell>
              <table:table-cell office:value-type="float" office:value="16.7123">
                <text:p>16.7123</text:p>
              </table:table-cell>
              <table:table-cell office:value-type="float" office:value="3.4427">
                <text:p>3.4427</text:p>
              </table:table-cell>
            </table:table-row>
            <table:table-row>
              <table:table-cell office:value-type="string">
                <text:p>10⁵</text:p>
              </table:table-cell>
              <table:table-cell office:value-type="float" office:value="12.50191">
                <text:p>12.50191</text:p>
              </table:table-cell>
              <table:table-cell office:value-type="float" office:value="2.31966">
                <text:p>2.31966</text:p>
              </table:table-cell>
            </table:table-row>
            <table:table-row>
              <table:table-cell office:value-type="string">
                <text:p>10⁶</text:p>
              </table:table-cell>
              <table:table-cell office:value-type="float" office:value="11.965695">
                <text:p>11.965695</text:p>
              </table:table-cell>
              <table:table-cell office:value-type="float" office:value="2.113731">
                <text:p>2.113731</text:p>
              </table:table-cell>
            </table:table-row>
            <table:table-row>
              <table:table-cell office:value-type="string">
                <text:p>10⁷</text:p>
              </table:table-cell>
              <table:table-cell office:value-type="float" office:value="13.3901459">
                <text:p>13.3901459</text:p>
              </table:table-cell>
              <table:table-cell office:value-type="float" office:value="2.1021959">
                <text:p>2.102195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5.951cm" xlink:href="." xlink:type="simple" chart:class="chart:line" chart:style-name="ch1">
        <chart:title svg:x="4.758cm" svg:y="0.255cm" chart:style-name="ch2">
          <text:p>Tiempo según el número de hilos</text:p>
        </chart:title>
        <chart:legend svg:x="13.297cm" svg:y="0.435cm" style:legend-expansion="custom" chartooo:width="2.5cm" chartooo:height="5.132cm" style:legend-expansion-aspect-ratio="0.487139516757599" chart:style-name="ch3"/>
        <chart:plot-area chart:style-name="ch4" chart:data-source-has-labels="both" svg:x="0.428cm" svg:y="0.048cm" svg:width="13.236cm" svg:height="5.48cm">
          <chartooo:coordinate-region svg:x="2.531cm" svg:y="0.247cm" svg:width="10.761cm" svg:height="4.634cm"/>
          <chart:axis chart:dimension="x" chart:name="primary-x" chart:style-name="ch5" chartooo:axis-type="auto">
            <chartooo:date-scale/>
            <chart:title svg:x="7.372cm" svg:y="5.389cm" chart:style-name="ch6">
              <text:p>Hilos</text:p>
            </chart:title>
            <chart:categories table:cell-range-address="local-table.$A$2:.$A$12"/>
          </chart:axis>
          <chart:axis chart:dimension="y" chart:name="primary-y" chart:style-name="ch7">
            <chart:title svg:x="0cm" svg:y="3.983cm" chart:style-name="ch8">
              <text:p>Nanosegundos</text:p>
            </chart:title>
            <chart:grid chart:style-name="ch9"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Manny</text:p>
              </table:table-cell>
            </table:table-row>
          </table:table-header-rows>
          <table:table-rows>
            <table:table-row>
              <table:table-cell office:value-type="string">
                <text:p>1</text:p>
              </table:table-cell>
              <table:table-cell office:value-type="float" office:value="3183586790">
                <text:p>3183586790</text:p>
              </table:table-cell>
            </table:table-row>
            <table:table-row>
              <table:table-cell office:value-type="string">
                <text:p>2</text:p>
              </table:table-cell>
              <table:table-cell office:value-type="float" office:value="3002588250">
                <text:p>3002588250</text:p>
              </table:table-cell>
            </table:table-row>
            <table:table-row>
              <table:table-cell office:value-type="string">
                <text:p>4</text:p>
              </table:table-cell>
              <table:table-cell office:value-type="float" office:value="3004155680">
                <text:p>3004155680</text:p>
              </table:table-cell>
            </table:table-row>
            <table:table-row>
              <table:table-cell office:value-type="string">
                <text:p>8</text:p>
              </table:table-cell>
              <table:table-cell office:value-type="float" office:value="3006741770">
                <text:p>3006741770</text:p>
              </table:table-cell>
            </table:table-row>
            <table:table-row>
              <table:table-cell office:value-type="string">
                <text:p>16</text:p>
              </table:table-cell>
              <table:table-cell office:value-type="float" office:value="3020779690">
                <text:p>3020779690</text:p>
              </table:table-cell>
            </table:table-row>
            <table:table-row>
              <table:table-cell office:value-type="string">
                <text:p>32</text:p>
              </table:table-cell>
              <table:table-cell office:value-type="float" office:value="3060009760">
                <text:p>3060009760</text:p>
              </table:table-cell>
            </table:table-row>
            <table:table-row>
              <table:table-cell office:value-type="string">
                <text:p>64</text:p>
              </table:table-cell>
              <table:table-cell office:value-type="float" office:value="3086779070">
                <text:p>3086779070</text:p>
              </table:table-cell>
            </table:table-row>
            <table:table-row>
              <table:table-cell office:value-type="string">
                <text:p>128</text:p>
              </table:table-cell>
              <table:table-cell office:value-type="float" office:value="3074408990">
                <text:p>3074408990</text:p>
              </table:table-cell>
            </table:table-row>
            <table:table-row>
              <table:table-cell office:value-type="string">
                <text:p>256</text:p>
              </table:table-cell>
              <table:table-cell office:value-type="float" office:value="3067472510">
                <text:p>3067472510</text:p>
              </table:table-cell>
            </table:table-row>
            <table:table-row>
              <table:table-cell office:value-type="string">
                <text:p>512</text:p>
              </table:table-cell>
              <table:table-cell office:value-type="float" office:value="3097354090">
                <text:p>3097354090</text:p>
              </table:table-cell>
            </table:table-row>
            <table:table-row>
              <table:table-cell office:value-type="string">
                <text:p>1024</text:p>
              </table:table-cell>
              <table:table-cell office:value-type="float" office:value="3097954630">
                <text:p>309795463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